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FTPFileEntryParserImpl.configure( FTPClientConfig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urableFTPFileEntryParserImpl.ConfigurableFTPFileEntryParserImpl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bleFTPFileEntryParserImpl.parseTimestamp( String timestamp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